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/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0.0128870010376" calcext:value-type="float">
            <text:p>0,012887001</text:p>
          </table:table-cell>
          <table:table-cell office:value-type="float" office:value="22.257019043" calcext:value-type="float">
            <text:p>22,25701904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221560689053" calcext:value-type="float">
            <text:p>99,72</text:p>
          </table:table-cell>
          <table:table-cell table:style-name="ce3" table:formula="of:=([.F3]/12597)*100" office:value-type="float" office:value="0.277843931094705" calcext:value-type="float">
            <text:p>0,28</text:p>
          </table:table-cell>
          <table:table-cell/>
          <table:table-cell table:style-name="ce4" table:formula="of:=[.E19]+[.H19]" office:value-type="float" office:value="12562" calcext:value-type="float">
            <text:p>12562</text:p>
          </table:table-cell>
          <table:table-cell table:formula="of:=12597-[.E3]" office:value-type="float" office:value="35" calcext:value-type="float">
            <text:p>35</text:p>
          </table:table-cell>
          <table:table-cell office:value-type="float" office:value="0.013974905014" calcext:value-type="float">
            <text:p>0,013974905</text:p>
          </table:table-cell>
          <table:table-cell office:value-type="float" office:value="21.9496979713" calcext:value-type="float">
            <text:p>21,94969797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/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0.0130398273468" calcext:value-type="float">
            <text:p>0,0130398273</text:p>
          </table:table-cell>
          <table:table-cell office:value-type="float" office:value="21.9244298935" calcext:value-type="float">
            <text:p>21,924429893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348336905612" calcext:value-type="float">
            <text:p>99,63</text:p>
          </table:table-cell>
          <table:table-cell table:style-name="ce3" table:formula="of:=([.F5]/12597)*100" office:value-type="float" office:value="0.365166309438755" calcext:value-type="float">
            <text:p>0,37</text:p>
          </table:table-cell>
          <table:table-cell/>
          <table:table-cell table:style-name="ce4" table:formula="of:=[.E21]+[.H21]" office:value-type="float" office:value="12551" calcext:value-type="float">
            <text:p>12551</text:p>
          </table:table-cell>
          <table:table-cell table:formula="of:=12597-[.E5]" office:value-type="float" office:value="46" calcext:value-type="float">
            <text:p>46</text:p>
          </table:table-cell>
          <table:table-cell office:value-type="float" office:value="0.0129799842834" calcext:value-type="float">
            <text:p>0,0129799843</text:p>
          </table:table-cell>
          <table:table-cell office:value-type="float" office:value="21.989618063" calcext:value-type="float">
            <text:p>21,98961806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539096610304" calcext:value-type="float">
            <text:p>99,75</text:p>
          </table:table-cell>
          <table:table-cell table:style-name="ce3" table:formula="of:=([.F6]/12597)*100" office:value-type="float" office:value="0.246090338969596" calcext:value-type="float">
            <text:p>0,25</text:p>
          </table:table-cell>
          <table:table-cell/>
          <table:table-cell table:style-name="ce4" table:formula="of:=[.E22]+[.H22]" office:value-type="float" office:value="12566" calcext:value-type="float">
            <text:p>12566</text:p>
          </table:table-cell>
          <table:table-cell table:formula="of:=12597-[.E6]" office:value-type="float" office:value="31" calcext:value-type="float">
            <text:p>31</text:p>
          </table:table-cell>
          <table:table-cell office:value-type="float" office:value="0.013142824173" calcext:value-type="float">
            <text:p>0,0131428242</text:p>
          </table:table-cell>
          <table:table-cell office:value-type="float" office:value="21.9208130836" calcext:value-type="float">
            <text:p>21,92081308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427720885925" calcext:value-type="float">
            <text:p>99,64</text:p>
          </table:table-cell>
          <table:table-cell table:style-name="ce3" table:formula="of:=([.F7]/12597)*100" office:value-type="float" office:value="0.357227911407478" calcext:value-type="float">
            <text:p>0,36</text:p>
          </table:table-cell>
          <table:table-cell/>
          <table:table-cell table:style-name="ce4" table:formula="of:=[.E23]+[.H23]" office:value-type="float" office:value="12552" calcext:value-type="float">
            <text:p>12552</text:p>
          </table:table-cell>
          <table:table-cell table:formula="of:=12597-[.E7]" office:value-type="float" office:value="45" calcext:value-type="float">
            <text:p>45</text:p>
          </table:table-cell>
          <table:table-cell office:value-type="float" office:value="0.0129930973053" calcext:value-type="float">
            <text:p>0,0129930973</text:p>
          </table:table-cell>
          <table:table-cell office:value-type="float" office:value="21.8919489384" calcext:value-type="float">
            <text:p>21,891948938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745256807176" calcext:value-type="float">
            <text:p>99,67</text:p>
          </table:table-cell>
          <table:table-cell table:style-name="ce3" table:formula="of:=([.F8]/12597)*100" office:value-type="float" office:value="0.325474319282369" calcext:value-type="float">
            <text:p>0,33</text:p>
          </table:table-cell>
          <table:table-cell/>
          <table:table-cell table:style-name="ce4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2992143631" calcext:value-type="float">
            <text:p>0,0129921436</text:p>
          </table:table-cell>
          <table:table-cell office:value-type="float" office:value="22.0771040916" calcext:value-type="float">
            <text:p>22,077104091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983408748115" calcext:value-type="float">
            <text:p>99,70</text:p>
          </table:table-cell>
          <table:table-cell table:style-name="ce3" table:formula="of:=([.F9]/12597)*100" office:value-type="float" office:value="0.301659125188537" calcext:value-type="float">
            <text:p>0,30</text:p>
          </table:table-cell>
          <table:table-cell/>
          <table:table-cell table:style-name="ce4" table:formula="of:=[.E25]+[.H25]"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0.0129790306091" calcext:value-type="float">
            <text:p>0,0129790306</text:p>
          </table:table-cell>
          <table:table-cell office:value-type="float" office:value="22.0282478333" calcext:value-type="float">
            <text:p>22,028247833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062792728427" calcext:value-type="float">
            <text:p>99,71</text:p>
          </table:table-cell>
          <table:table-cell table:style-name="ce3" table:formula="of:=([.F10]/12597)*100" office:value-type="float" office:value="0.29372072715726" calcext:value-type="float">
            <text:p>0,29</text:p>
          </table:table-cell>
          <table:table-cell/>
          <table:table-cell table:style-name="ce4" table:formula="of:=[.E26]+[.H26]"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0.0129270553589" calcext:value-type="float">
            <text:p>0,0129270554</text:p>
          </table:table-cell>
          <table:table-cell office:value-type="float" office:value="22.055369854" calcext:value-type="float">
            <text:p>22,05536985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83408748115" calcext:value-type="float">
            <text:p>99,70</text:p>
          </table:table-cell>
          <table:table-cell table:style-name="ce3" table:formula="of:=([.F11]/12597)*100" office:value-type="float" office:value="0.301659125188537" calcext:value-type="float">
            <text:p>0,30</text:p>
          </table:table-cell>
          <table:table-cell/>
          <table:table-cell table:style-name="ce4" table:formula="of:=[.E27]+[.H27]" office:value-type="float" office:value="12559" calcext:value-type="float">
            <text:p>12559</text:p>
          </table:table-cell>
          <table:table-cell table:formula="of:=12597-[.E11]" office:value-type="float" office:value="38" calcext:value-type="float">
            <text:p>38</text:p>
          </table:table-cell>
          <table:table-cell office:value-type="float" office:value="0.0128779411316" calcext:value-type="float">
            <text:p>0,0128779411</text:p>
          </table:table-cell>
          <table:table-cell office:value-type="float" office:value="22.067376852" calcext:value-type="float">
            <text:p>22,06737685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67531952052" calcext:value-type="float">
            <text:p>99,6967531952</text:p>
          </table:table-cell>
          <table:table-cell table:formula="of:=AVERAGE([.C2:.C11])" office:value-type="float" office:value="0.303246804794793" calcext:value-type="float">
            <text:p>0,303246804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8" calcext:value-type="float">
            <text:p>12558,8</text:p>
          </table:table-cell>
          <table:table-cell table:formula="of:=AVERAGE([.F2:.F11])" office:value-type="float" office:value="38.2" calcext:value-type="float">
            <text:p>38,2</text:p>
          </table:table-cell>
          <table:table-cell table:formula="of:=SUM([.G2:.G11])/10" office:value-type="float" office:value="0.01307938098907" calcext:value-type="float">
            <text:p>0,013079381</text:p>
          </table:table-cell>
          <table:table-cell table:formula="of:=SUM([.H2:.H11])/10" office:value-type="float" office:value="22.01616256237" calcext:value-type="float">
            <text:p>22,016162562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788" calcext:value-type="float">
            <text:p>578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75" calcext:value-type="float">
            <text:p>677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6" calcext:value-type="float">
            <text:p>19,6</text:p>
          </table:table-cell>
          <table:table-cell table:formula="of:=AVERAGE([.H18:.H27])" office:value-type="float" office:value="6714.7" calcext:value-type="float">
            <text:p>6714,7</text:p>
          </table:table-cell>
          <table:table-cell/>
          <table:table-cell office:value-type="float" office:value="5841" calcext:value-type="float">
            <text:p>584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721" calcext:value-type="float">
            <text:p>672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18" calcext:value-type="float">
            <text:p>671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621" calcext:value-type="float">
            <text:p>662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6" calcext:value-type="float">
            <text:p>19,6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819" calcext:value-type="float">
            <text:p>681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906" calcext:value-type="float">
            <text:p>590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12597-SUM([.E23:.G23])" office:value-type="float" office:value="6646" calcext:value-type="float">
            <text:p>66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7" calcext:value-type="float">
            <text:p>6714,7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815" calcext:value-type="float">
            <text:p>681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5" calcext:value-type="float">
            <text:p>671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669" calcext:value-type="float">
            <text:p>666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648" calcext:value-type="float">
            <text:p>664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67531952052" calcext:value-type="float">
            <text:p>0,996967532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6" calcext:value-type="float">
            <text:p>19,6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7" calcext:value-type="float">
            <text:p>671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3246804794792" calcext:value-type="float">
            <text:p>0,003032468</text:p>
          </table:table-cell>
          <table:table-cell table:number-columns-repeated="2"/>
          <table:table-cell table:formula="of:=SUM([.E18:.E27])" office:value-type="float" office:value="58441" calcext:value-type="float">
            <text:p>58441</text:p>
          </table:table-cell>
          <table:table-cell table:formula="of:=SUM([.F18:.F27])" office:value-type="float" office:value="196" calcext:value-type="float">
            <text:p>196</text:p>
          </table:table-cell>
          <table:table-cell table:formula="of:=SUM([.G18:.G27])" office:value-type="float" office:value="186" calcext:value-type="float">
            <text:p>186</text:p>
          </table:table-cell>
          <table:table-cell table:formula="of:=SUM([.H18:.H27])" office:value-type="float" office:value="67147" calcext:value-type="float">
            <text:p>6714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8952675111" calcext:value-type="float">
            <text:p>0,99708952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0:56.3119259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3S</meta:editing-duration>
    <meta:editing-cycles>7</meta:editing-cycles>
    <meta:generator>LibreOffice/5.1.6.2$Linux_X86_64 LibreOffice_project/10m0$Build-2</meta:generator>
    <dc:date>2018-01-23T23:31:38.235609865</dc:date>
    <meta:document-statistic meta:table-count="1" meta:cell-count="171" meta:object-count="0"/>
  </office:meta>
</office:document-meta>
</file>